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B50000016E1986435A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2" text:anchor-type="paragraph" svg:x="0.026cm" svg:y="-0.053cm" svg:width="5.2cm" svg:height="2.739cm" draw:z-index="0"><draw:image xlink:href="Pictures/10000000000002B50000016E1986435A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6-09-23T08:08:10.48</dc:date>
    <meta:editing-cycles>3</meta:editing-cycles>
    <meta:editing-duration>PT23S</meta:editing-duration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